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text-properties style:font-name="Times New Roman" fo:font-size="12pt" officeooo:rsid="00053981" officeooo:paragraph-rsid="00053981" style:font-size-asian="12pt" style:font-name-complex="Times New Roman1" style:font-size-complex="12pt"/>
    </style:style>
    <style:style style:name="P3" style:family="paragraph" style:parent-style-name="Standard">
      <style:paragraph-properties fo:line-height="100%"/>
      <style:text-properties style:font-name="Times New Roman" fo:font-size="12pt" officeooo:rsid="00053981" officeooo:paragraph-rsid="00053981" style:font-size-asian="12pt" style:font-name-complex="Times New Roman1" style:font-size-complex="12pt"/>
    </style:style>
    <style:style style:name="P4" style:family="paragraph" style:parent-style-name="Standard">
      <style:paragraph-properties fo:line-height="100%"/>
      <style:text-properties style:font-name="Times New Roman" fo:font-size="12pt" officeooo:rsid="000bb2d5" officeooo:paragraph-rsid="000bb2d5" style:font-size-asian="12pt" style:font-name-complex="Times New Roman1" style:font-size-complex="12pt"/>
    </style:style>
    <style:style style:name="P5" style:family="paragraph" style:parent-style-name="Standard">
      <style:paragraph-properties fo:line-height="100%"/>
      <style:text-properties style:font-name="Times New Roman" fo:font-size="12pt" officeooo:rsid="00059ab5" officeooo:paragraph-rsid="00059ab5" style:font-size-asian="12pt" style:font-name-complex="Times New Roman1" style:font-size-complex="12pt"/>
    </style:style>
    <style:style style:name="P6" style:family="paragraph" style:parent-style-name="Standard">
      <style:paragraph-properties fo:line-height="100%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2pt" officeooo:paragraph-rsid="0008b076" style:font-size-asian="12pt" style:font-name-complex="Times New Roman1" style:font-size-complex="12pt"/>
    </style:style>
    <style:style style:name="P8" style:family="paragraph" style:parent-style-name="Standard">
      <style:paragraph-properties fo:line-height="100%"/>
      <style:text-properties style:font-name="Times New Roman" fo:font-size="12pt" officeooo:paragraph-rsid="000bb2d5" style:font-size-asian="12pt" style:font-name-complex="Times New Roman1" style:font-size-complex="12pt"/>
    </style:style>
    <style:style style:name="P9" style:family="paragraph" style:parent-style-name="Standard">
      <style:paragraph-properties fo:line-height="100%"/>
    </style:style>
    <style:style style:name="P10" style:family="paragraph" style:parent-style-name="Standard" style:master-page-name="Standard">
      <style:paragraph-properties style:page-number="auto"/>
      <style:text-properties style:font-name="Times New Roman" fo:font-size="12pt" officeooo:rsid="0009956b" officeooo:paragraph-rsid="0009956b" style:font-size-asian="12pt" style:font-name-complex="Times New Roman1" style:font-size-complex="12pt"/>
    </style:style>
    <style:style style:name="P11" style:family="paragraph" style:parent-style-name="Standard">
      <style:paragraph-properties fo:line-height="100%"/>
      <style:text-properties style:font-name="Times New Roman" fo:font-size="12pt" fo:font-weight="bold" officeooo:rsid="000bb2d5" officeooo:paragraph-rsid="000bb2d5" style:font-size-asian="12pt" style:font-weight-asian="bold" style:font-name-complex="Times New Roman1" style:font-size-complex="12pt" style:font-weight-complex="bold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5398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59ab5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83d60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09956b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0b47ce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0dc6af" style:font-size-asian="12pt" style:font-name-complex="Times New Roman1" style:font-size-complex="12pt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9" style:family="text">
      <style:text-properties style:use-window-font-color="true" style:font-name="Times New Roman" fo:font-size="12pt" style:text-underline-style="none" officeooo:rsid="0009956b" style:font-size-asian="12pt" style:font-name-complex="Times New Roman1" style:font-size-complex="12pt"/>
    </style:style>
    <style:style style:name="T10" style:family="text">
      <style:text-properties officeooo:rsid="0008b076"/>
    </style:style>
    <style:style style:name="T11" style:family="text">
      <style:text-properties officeooo:rsid="0009956b"/>
    </style:style>
    <style:style style:name="T12" style:family="text">
      <style:text-properties officeooo:rsid="000bb2d5"/>
    </style:style>
    <style:style style:name="T13" style:family="text">
      <style:text-properties fo:font-weight="bold" officeooo:rsid="000bb2d5" style:font-weight-asian="bold" style:font-weight-complex="bold"/>
    </style:style>
    <style:style style:name="T14" style:family="text">
      <style:text-properties officeooo:rsid="000dc6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/>
      <text:p text:style-name="P1"/>
      <text:p text:style-name="P6"><text:bookmark text:name="_GoBack"/>Nome: <text:span text:style-name="T11">Ivo Vieira Junior</text:span></text:p>
      <text:p text:style-name="P7">Endereço: <text:span text:style-name="T11">Estrada do Mar KM 14</text:span></text:p>
      <text:p text:style-name="P7"><text:span text:style-name="T10">Cidade: Osório </text:span>/ RS</text:p>
      <text:p text:style-name="P6">Naturalidade: <text:span text:style-name="T11">Turvo</text:span> / S<text:span text:style-name="T11">C</text:span></text:p>
      <text:p text:style-name="P6">Estado civil: solteir<text:span text:style-name="T11">o</text:span></text:p>
      <text:p text:style-name="P6">Data de nascimento: <text:span text:style-name="T11">06</text:span>/0<text:span text:style-name="T11">4</text:span>/199<text:span text:style-name="T11">7</text:span></text:p>
      <text:p text:style-name="P9"><text:span text:style-name="T1">Idade: </text:span><text:span text:style-name="T5">2</text:span><text:span text:style-name="T7">3</text:span><text:span text:style-name="T1"> anos</text:span></text:p>
      <text:p text:style-name="P3">Carteira Habilitação: categoria B</text:p>
      <text:p text:style-name="P6">Telefone: (51) <text:span text:style-name="T11">933005066</text:span></text:p>
      <text:p text:style-name="P9"><text:span text:style-name="T1">E-mail: </text:span><text:a xlink:type="simple" xlink:href="mailto:beatrizduarte842@gmail.com" text:style-name="ListLabel_20_1" text:visited-style-name="ListLabel_20_1"><text:span text:style-name="Internet_20_link"><text:span text:style-name="T9">i</text:span></text:span></text:a><text:span text:style-name="Internet_20_link"><text:span text:style-name="T9">vo.vieira.1997@hotmail.com</text:span></text:span></text:p>
      <text:p text:style-name="P6"/>
      <text:p text:style-name="P9"><text:span text:style-name="T8">Escolaridade</text:span><text:span text:style-name="T1">: Ensino </text:span><text:span text:style-name="T2">Superior</text:span><text:span text:style-name="T1"> </text:span><text:span text:style-name="T3">cursando</text:span></text:p>
      <text:p text:style-name="P3">Instituição: Instituto Federal de Educação – campus Osório</text:p>
      <text:p text:style-name="P3">Curso: Análise e Desenvolvimento de Sistemas</text:p>
      <text:p text:style-name="P5">Semestre: <text:span text:style-name="T14">5</text:span>º semestre</text:p>
      <text:p text:style-name="P11"/>
      <text:p text:style-name="P8"><text:span text:style-name="T13">Curso</text:span><text:span text:style-name="T12">: Robótica </text:span></text:p>
      <text:p text:style-name="P4">Instituição: Mundo Office </text:p>
      <text:p text:style-name="P4">Nível: básico</text:p>
      <text:p text:style-name="P4"/>
      <text:p text:style-name="P9"><text:span text:style-name="T8">Objetivo</text:span><text:span text:style-name="T1">: </text:span><text:span text:style-name="T5">T</text:span><text:span text:style-name="T1">rabalhar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use-window-font-color="true" style:font-name="Times New Roman" fo:font-family="'Times New Roman'" style:font-family-generic="roman" style:font-pitch="variable" fo:font-size="12pt" style:text-underline-style="none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ora e bia</meta:initial-creator>
    <meta:editing-cycles>16</meta:editing-cycles>
    <meta:creation-date>2017-02-02T18:51:00</meta:creation-date>
    <dc:date>2020-01-30T19:34:16.442000000</dc:date>
    <meta:editing-duration>PT1H53M5S</meta:editing-duration>
    <meta:generator>LibreOffice/6.0.4.2$Windows_X86_64 LibreOffice_project/9b0d9b32d5dcda91d2f1a96dc04c645c450872bf</meta:generator>
    <meta:print-date>2019-03-25T11:57:23.472000000</meta:print-date>
    <meta:document-statistic meta:table-count="0" meta:image-count="0" meta:object-count="0" meta:page-count="1" meta:paragraph-count="18" meta:word-count="66" meta:character-count="490" meta:non-whitespace-character-count="43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